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align="center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8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emu słowu.</text:span><text:span text:style-name="T1"><text:line-break/></text:span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ojej wo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O tak, tak, tak,</text:span><text:span text:style-name="T2"><text:line-break/></text:span><text:span text:style-name="T2">Panie mówię tak</text:span><text:span text:style-name="T2"><text:line-break/></text:span><text:span text:style-name="T2">Twym natchnieniom.</text:span><text:span text:style-name="T2"><text:line-break/></text:span><text:span text:style-name="T2">O tak, tak, tak,</text:span><text:span text:style-name="T2"><text:line-break/></text:span><text:span text:style-name="T2">Panie mówię tak</text:span><text:span text:style-name="T2"><text:line-break/></text:span><text:span text:style-name="T2">Twemu praw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8" draw:layer="layout" svg:width="28cm" svg:height="21.473cm" svg:x="-0.001cm" svg:y="-0.238cm" presentation:class="title" presentation:user-transformed="true">
          <draw:text-box>
            <text:p text:style-name="P7"><text:span text:style-name="T2">Jesteś mym Pasterzem,</text:span><text:span text:style-name="T2"><text:line-break/></text:span><text:span text:style-name="T2">uczysz mnie jak tutaj żyć,</text:span><text:span text:style-name="T2"><text:line-break/></text:span><text:span text:style-name="T2">Twoje napomnienia</text:span><text:span text:style-name="T2"><text:line-break/></text:span><text:span text:style-name="T2">chronią mnie, strzegą mnie,</text:span><text:span text:style-name="T2"><text:line-break/></text:span><text:span text:style-name="T2">dają życie mi.</text:span><text:span text:style-name="T2"><text:line-break/></text:span><text:span text:style-name="T2"><text:line-break/></text:span><text:span text:style-name="T2">O alleluja, 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7:09:05</meta:creation-date>
    <dc:date>2014-07-22T07:01:59.814000000</dc:date>
    <dc:language>pl-PL</dc:language>
    <meta:editing-cycles>6</meta:editing-cycles>
    <meta:editing-duration>PT2M42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